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3.376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4.764cm"/>
    </style:style>
    <style:style style:name="co8" style:family="table-column">
      <style:table-column-properties fo:break-before="auto" style:column-width="4.7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1 worker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g</text:p>
          </table:table-cell>
          <table:table-cell table:style-name="Default" office:value-type="string" calcext:value-type="string">
            <text:p>St. Deviation</text:p>
          </table:table-cell>
          <table:table-cell/>
          <table:table-cell office:value-type="string" calcext:value-type="string">
            <text:p>total time (ms)</text:p>
          </table:table-cell>
          <table:table-cell office:value-type="string" calcext:value-type="string">
            <text:p>init overhead (ms)</text:p>
          </table:table-cell>
          <table:table-cell/>
          <table:table-cell office:value-type="string" calcext:value-type="string">
            <text:p>fracNonEnhanc (init)</text:p>
          </table:table-cell>
          <table:table-cell office:value-type="string" calcext:value-type="string">
            <text:p>fracEnhanc</text:p>
          </table:table-cell>
        </table:table-row>
        <table:table-row table:style-name="ro1">
          <table:table-cell/>
          <table:table-cell office:value-type="string" calcext:value-type="string">
            <text:p>init time (s)</text:p>
          </table:table-cell>
          <table:table-cell office:value-type="float" office:value="0.192833" calcext:value-type="float">
            <text:p>0,192833</text:p>
          </table:table-cell>
          <table:table-cell table:formula="of:=0.193291" office:value-type="float" office:value="0.193291" calcext:value-type="float">
            <text:p>0,193291</text:p>
          </table:table-cell>
          <table:table-cell table:formula="of:=0.193862" office:value-type="float" office:value="0.193862" calcext:value-type="float">
            <text:p>0,193862</text:p>
          </table:table-cell>
          <table:table-cell table:formula="of:=AVERAGE([.C3:.E3])" office:value-type="float" office:value="0.193328666666667" calcext:value-type="float">
            <text:p>0,193328666666667</text:p>
          </table:table-cell>
          <table:table-cell table:formula="of:=STDEV([.C3:.F3])" office:value-type="float" office:value="0.000420930978770724" calcext:value-type="float">
            <text:p>0,000420930978771</text:p>
          </table:table-cell>
          <table:table-cell/>
          <table:table-cell table:formula="of:=[.F3]+[.F4]" office:value-type="float" office:value="9.39585166666667" calcext:value-type="float">
            <text:p>9,39585166666667</text:p>
          </table:table-cell>
          <table:table-cell table:formula="of:=0" office:value-type="float" office:value="0" calcext:value-type="float">
            <text:p>0</text:p>
          </table:table-cell>
          <table:table-cell/>
          <table:table-cell table:formula="of:=[.F3]" office:value-type="float" office:value="0.193328666666667" calcext:value-type="float">
            <text:p>0,193328666666667</text:p>
          </table:table-cell>
          <table:table-cell table:formula="of:=[.F4]" office:value-type="float" office:value="9.202523" calcext:value-type="float">
            <text:p>9,202523</text:p>
          </table:table-cell>
        </table:table-row>
        <table:table-row table:style-name="ro1">
          <table:table-cell/>
          <table:table-cell office:value-type="string" calcext:value-type="string">
            <text:p>process time (s)</text:p>
          </table:table-cell>
          <table:table-cell table:formula="of:=9.236966" office:value-type="float" office:value="9.236966" calcext:value-type="float">
            <text:p>9,236966</text:p>
          </table:table-cell>
          <table:table-cell table:formula="of:=9.169482" office:value-type="float" office:value="9.169482" calcext:value-type="float">
            <text:p>9,169482</text:p>
          </table:table-cell>
          <table:table-cell table:formula="of:=9.201121" office:value-type="float" office:value="9.201121" calcext:value-type="float">
            <text:p>9,201121</text:p>
          </table:table-cell>
          <table:table-cell table:formula="of:=AVERAGE([.C4:.E4])" office:value-type="float" office:value="9.202523" calcext:value-type="float">
            <text:p>9,202523</text:p>
          </table:table-cell>
          <table:table-cell table:formula="of:=STDEV([.C4:.F4])" office:value-type="float" office:value="0.0275680584130742" calcext:value-type="float">
            <text:p>0,02756805841307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it time (ms)</text:p>
          </table:table-cell>
          <table:table-cell table:formula="of:=[.C11]*100" office:value-type="float" office:value="34.4591" calcext:value-type="float">
            <text:p>34,4591</text:p>
          </table:table-cell>
          <table:table-cell table:formula="of:=[.D11]*100" office:value-type="float" office:value="34.8728" calcext:value-type="float">
            <text:p>34,8728</text:p>
          </table:table-cell>
          <table:table-cell table:formula="of:=[.E11]*100" office:value-type="float" office:value="34.8559" calcext:value-type="float">
            <text:p>34,8559</text:p>
          </table:table-cell>
          <table:table-cell table:formula="of:=AVERAGE([.C5:.E5])" office:value-type="float" office:value="34.7292666666667" calcext:value-type="float">
            <text:p>34,7292666666667</text:p>
          </table:table-cell>
          <table:table-cell table:formula="of:=STDEV([.C5:.F5])" office:value-type="float" office:value="0.191161229216479" calcext:value-type="float">
            <text:p>0,191161229216479</text:p>
          </table:table-cell>
          <table:table-cell table:number-columns-repeated="4"/>
          <table:table-cell office:value-type="string" calcext:value-type="string">
            <text:p>Amdahl’s law (speed up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cess time (ms)</text:p>
          </table:table-cell>
          <table:table-cell table:formula="of:=[.C4]*100" office:value-type="float" office:value="923.6966" calcext:value-type="float">
            <text:p>923,6966</text:p>
          </table:table-cell>
          <table:table-cell table:formula="of:=[.D4]*100" office:value-type="float" office:value="916.9482" calcext:value-type="float">
            <text:p>916,9482</text:p>
          </table:table-cell>
          <table:table-cell table:formula="of:=[.E4]*100" office:value-type="float" office:value="920.1121" calcext:value-type="float">
            <text:p>920,1121</text:p>
          </table:table-cell>
          <table:table-cell table:formula="of:=AVERAGE([.C6:.E6])" office:value-type="float" office:value="920.2523" calcext:value-type="float">
            <text:p>920,2523</text:p>
          </table:table-cell>
          <table:table-cell table:formula="of:=STDEV([.C6:.F6])" office:value-type="float" office:value="2.75680584130744" calcext:value-type="float">
            <text:p>2,75680584130744</text:p>
          </table:table-cell>
          <table:table-cell table:number-columns-repeated="4"/>
          <table:table-cell table:formula="of:=([.J3]+[.L3]+[.M3])/([.J3]+[.L3]+[.M3])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 workers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g</text:p>
          </table:table-cell>
          <table:table-cell table:style-name="Default" office:value-type="string" calcext:value-type="string">
            <text:p>St. Deviation</text:p>
          </table:table-cell>
          <table:table-cell/>
          <table:table-cell office:value-type="string" calcext:value-type="string">
            <text:p>total time (ms)</text:p>
          </table:table-cell>
          <table:table-cell office:value-type="string" calcext:value-type="string">
            <text:p>init overhead (ms)</text:p>
          </table:table-cell>
          <table:table-cell/>
          <table:table-cell office:value-type="string" calcext:value-type="string">
            <text:p>fracNonEnhanc (init)</text:p>
          </table:table-cell>
          <table:table-cell office:value-type="string" calcext:value-type="string">
            <text:p>fracEnhanc</text:p>
          </table:table-cell>
        </table:table-row>
        <table:table-row table:style-name="ro1">
          <table:table-cell/>
          <table:table-cell office:value-type="string" calcext:value-type="string">
            <text:p>init time (s)</text:p>
          </table:table-cell>
          <table:table-cell office:value-type="float" office:value="0.344591" calcext:value-type="float">
            <text:p>0,344591</text:p>
          </table:table-cell>
          <table:table-cell office:value-type="float" office:value="0.348728" calcext:value-type="float">
            <text:p>0,348728</text:p>
          </table:table-cell>
          <table:table-cell office:value-type="float" office:value="0.348559" calcext:value-type="float">
            <text:p>0,348559</text:p>
          </table:table-cell>
          <table:table-cell table:formula="of:=AVERAGE([.C11:.E11])" office:value-type="float" office:value="0.347292666666667" calcext:value-type="float">
            <text:p>0,347292666666667</text:p>
          </table:table-cell>
          <table:table-cell table:formula="of:=STDEV([.C11:.F11])" office:value-type="float" office:value="0.0019116122921648" calcext:value-type="float">
            <text:p>0,001911612292165</text:p>
          </table:table-cell>
          <table:table-cell/>
          <table:table-cell table:formula="of:=[.F11]+[.F12]" office:value-type="float" office:value="5.13683633333333" calcext:value-type="float">
            <text:p>5,13683633333333</text:p>
          </table:table-cell>
          <table:table-cell table:formula="of:=[.F11]-[.F3]" office:value-type="float" office:value="0.153964" calcext:value-type="float">
            <text:p>0,153964</text:p>
          </table:table-cell>
          <table:table-cell/>
          <table:table-cell table:formula="of:=[.F3]" office:value-type="float" office:value="0.193328666666667" calcext:value-type="float">
            <text:p>0,193328666666667</text:p>
          </table:table-cell>
          <table:table-cell table:formula="of:=[.F12]" office:value-type="float" office:value="4.78954366666667" calcext:value-type="float">
            <text:p>4,78954366666667</text:p>
          </table:table-cell>
        </table:table-row>
        <table:table-row table:style-name="ro1">
          <table:table-cell/>
          <table:table-cell office:value-type="string" calcext:value-type="string">
            <text:p>process time (s)</text:p>
          </table:table-cell>
          <table:table-cell office:value-type="float" office:value="4.839374" calcext:value-type="float">
            <text:p>4,839374</text:p>
          </table:table-cell>
          <table:table-cell office:value-type="float" office:value="4.762614" calcext:value-type="float">
            <text:p>4,762614</text:p>
          </table:table-cell>
          <table:table-cell office:value-type="float" office:value="4.766643" calcext:value-type="float">
            <text:p>4,766643</text:p>
          </table:table-cell>
          <table:table-cell table:formula="of:=AVERAGE([.C12:.E12])" office:value-type="float" office:value="4.78954366666667" calcext:value-type="float">
            <text:p>4,78954366666667</text:p>
          </table:table-cell>
          <table:table-cell table:formula="of:=STDEV([.C12:.F12])" office:value-type="float" office:value="0.0352737371645756" calcext:value-type="float">
            <text:p>0,03527373716457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it time (ms)</text:p>
          </table:table-cell>
          <table:table-cell table:formula="of:=[.C11]*100" office:value-type="float" office:value="34.4591" calcext:value-type="float">
            <text:p>34,4591</text:p>
          </table:table-cell>
          <table:table-cell table:formula="of:=[.D11]*100" office:value-type="float" office:value="34.8728" calcext:value-type="float">
            <text:p>34,8728</text:p>
          </table:table-cell>
          <table:table-cell table:formula="of:=[.E11]*100" office:value-type="float" office:value="34.8559" calcext:value-type="float">
            <text:p>34,8559</text:p>
          </table:table-cell>
          <table:table-cell table:formula="of:=AVERAGE([.C13:.E13])" office:value-type="float" office:value="34.7292666666667" calcext:value-type="float">
            <text:p>34,7292666666667</text:p>
          </table:table-cell>
          <table:table-cell table:formula="of:=STDEV([.C13:.F13])" office:value-type="float" office:value="0.191161229216479" calcext:value-type="float">
            <text:p>0,191161229216479</text:p>
          </table:table-cell>
          <table:table-cell table:number-columns-repeated="4"/>
          <table:table-cell office:value-type="string" calcext:value-type="string">
            <text:p>Amdahl’s law (speed up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cess time (ms)</text:p>
          </table:table-cell>
          <table:table-cell table:formula="of:=[.C12]*100" office:value-type="float" office:value="483.9374" calcext:value-type="float">
            <text:p>483,9374</text:p>
          </table:table-cell>
          <table:table-cell table:formula="of:=[.D12]*100" office:value-type="float" office:value="476.2614" calcext:value-type="float">
            <text:p>476,2614</text:p>
          </table:table-cell>
          <table:table-cell table:formula="of:=[.E12]*100" office:value-type="float" office:value="476.6643" calcext:value-type="float">
            <text:p>476,6643</text:p>
          </table:table-cell>
          <table:table-cell table:formula="of:=AVERAGE([.C14:.E14])" office:value-type="float" office:value="478.954366666667" calcext:value-type="float">
            <text:p>478,954366666667</text:p>
          </table:table-cell>
          <table:table-cell table:formula="of:=STDEV([.C14:.F14])" office:value-type="float" office:value="3.52737371645755" calcext:value-type="float">
            <text:p>3,52737371645755</text:p>
          </table:table-cell>
          <table:table-cell table:number-columns-repeated="4"/>
          <table:table-cell table:formula="of:=([.J3]+[.L3]+[.M3])/([.J11]+[.L11]+[.M11])" office:value-type="float" office:value="1.82911252314898" calcext:value-type="float">
            <text:p>1,82911252314898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4 workers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g</text:p>
          </table:table-cell>
          <table:table-cell table:style-name="Default" office:value-type="string" calcext:value-type="string">
            <text:p>St. Deviation</text:p>
          </table:table-cell>
          <table:table-cell/>
          <table:table-cell office:value-type="string" calcext:value-type="string">
            <text:p>total time (ms)</text:p>
          </table:table-cell>
          <table:table-cell office:value-type="string" calcext:value-type="string">
            <text:p>init overhead (ms)</text:p>
          </table:table-cell>
          <table:table-cell/>
          <table:table-cell office:value-type="string" calcext:value-type="string">
            <text:p>fracNonEnhanc (init)</text:p>
          </table:table-cell>
          <table:table-cell office:value-type="string" calcext:value-type="string">
            <text:p>fracEnhanc</text:p>
          </table:table-cell>
        </table:table-row>
        <table:table-row table:style-name="ro1">
          <table:table-cell/>
          <table:table-cell office:value-type="string" calcext:value-type="string">
            <text:p>init time (s)</text:p>
          </table:table-cell>
          <table:table-cell office:value-type="float" office:value="0.652888" calcext:value-type="float">
            <text:p>0,652888</text:p>
          </table:table-cell>
          <table:table-cell office:value-type="float" office:value="0.643781" calcext:value-type="float">
            <text:p>0,643781</text:p>
          </table:table-cell>
          <table:table-cell office:value-type="float" office:value="0.653475" calcext:value-type="float">
            <text:p>0,653475</text:p>
          </table:table-cell>
          <table:table-cell table:formula="of:=AVERAGE([.C18:.E18])" office:value-type="float" office:value="0.650048" calcext:value-type="float">
            <text:p>0,650048</text:p>
          </table:table-cell>
          <table:table-cell table:formula="of:=STDEV([.C18:.F18])" office:value-type="float" office:value="0.00443791309814273" calcext:value-type="float">
            <text:p>0,004437913098143</text:p>
          </table:table-cell>
          <table:table-cell/>
          <table:table-cell table:formula="of:=[.F18]+[.F19]" office:value-type="float" office:value="3.469688" calcext:value-type="float">
            <text:p>3,469688</text:p>
          </table:table-cell>
          <table:table-cell table:formula="of:=[.F18]-[.F3]" office:value-type="float" office:value="0.456719333333333" calcext:value-type="float">
            <text:p>0,456719333333333</text:p>
          </table:table-cell>
          <table:table-cell/>
          <table:table-cell table:formula="of:=[.F3]" office:value-type="float" office:value="0.193328666666667" calcext:value-type="float">
            <text:p>0,193328666666667</text:p>
          </table:table-cell>
          <table:table-cell table:formula="of:=[.F19]" office:value-type="float" office:value="2.81964" calcext:value-type="float">
            <text:p>2,81964</text:p>
          </table:table-cell>
        </table:table-row>
        <table:table-row table:style-name="ro1">
          <table:table-cell/>
          <table:table-cell office:value-type="string" calcext:value-type="string">
            <text:p>process time (s)</text:p>
          </table:table-cell>
          <table:table-cell office:value-type="float" office:value="2.803036" calcext:value-type="float">
            <text:p>2,803036</text:p>
          </table:table-cell>
          <table:table-cell office:value-type="float" office:value="2.74241" calcext:value-type="float">
            <text:p>2,74241</text:p>
          </table:table-cell>
          <table:table-cell office:value-type="float" office:value="2.913474" calcext:value-type="float">
            <text:p>2,913474</text:p>
          </table:table-cell>
          <table:table-cell table:formula="of:=AVERAGE([.C19:.E19])" office:value-type="float" office:value="2.81964" calcext:value-type="float">
            <text:p>2,81964</text:p>
          </table:table-cell>
          <table:table-cell table:formula="of:=STDEV([.C19:.F19])" office:value-type="float" office:value="0.0708166300431379" calcext:value-type="float">
            <text:p>0,07081663004313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it time (ms)</text:p>
          </table:table-cell>
          <table:table-cell table:formula="of:=[.C18]*100" office:value-type="float" office:value="65.2888" calcext:value-type="float">
            <text:p>65,2888</text:p>
          </table:table-cell>
          <table:table-cell table:formula="of:=[.D18]*100" office:value-type="float" office:value="64.3781" calcext:value-type="float">
            <text:p>64,3781</text:p>
          </table:table-cell>
          <table:table-cell table:formula="of:=[.E18]*100" office:value-type="float" office:value="65.3475" calcext:value-type="float">
            <text:p>65,3475</text:p>
          </table:table-cell>
          <table:table-cell table:formula="of:=AVERAGE([.C20:.E20])" office:value-type="float" office:value="65.0048" calcext:value-type="float">
            <text:p>65,0048</text:p>
          </table:table-cell>
          <table:table-cell table:formula="of:=STDEV([.C20:.F20])" office:value-type="float" office:value="0.443791309814278" calcext:value-type="float">
            <text:p>0,443791309814278</text:p>
          </table:table-cell>
          <table:table-cell table:number-columns-repeated="4"/>
          <table:table-cell office:value-type="string" calcext:value-type="string">
            <text:p>Amdahl’s law (speed up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cess time (ms)</text:p>
          </table:table-cell>
          <table:table-cell table:formula="of:=[.C19]*100" office:value-type="float" office:value="280.3036" calcext:value-type="float">
            <text:p>280,3036</text:p>
          </table:table-cell>
          <table:table-cell table:formula="of:=[.D19]*100" office:value-type="float" office:value="274.241" calcext:value-type="float">
            <text:p>274,241</text:p>
          </table:table-cell>
          <table:table-cell table:formula="of:=[.E19]*100" office:value-type="float" office:value="291.3474" calcext:value-type="float">
            <text:p>291,3474</text:p>
          </table:table-cell>
          <table:table-cell table:formula="of:=AVERAGE([.C21:.E21])" office:value-type="float" office:value="281.964" calcext:value-type="float">
            <text:p>281,964</text:p>
          </table:table-cell>
          <table:table-cell table:formula="of:=STDEV([.C21:.F21])" office:value-type="float" office:value="7.08166300431379" calcext:value-type="float">
            <text:p>7,08166300431379</text:p>
          </table:table-cell>
          <table:table-cell table:number-columns-repeated="4"/>
          <table:table-cell table:formula="of:=([.J3]+[.L3]+[.M3])/([.J18]+[.L18]+[.M18])" office:value-type="float" office:value="2.70798171670383" calcext:value-type="float">
            <text:p>2,70798171670383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8 workers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g</text:p>
          </table:table-cell>
          <table:table-cell table:style-name="Default" office:value-type="string" calcext:value-type="string">
            <text:p>St. Deviation</text:p>
          </table:table-cell>
          <table:table-cell/>
          <table:table-cell office:value-type="string" calcext:value-type="string">
            <text:p>total time (ms)</text:p>
          </table:table-cell>
          <table:table-cell office:value-type="string" calcext:value-type="string">
            <text:p>init overhead (ms)</text:p>
          </table:table-cell>
          <table:table-cell/>
          <table:table-cell office:value-type="string" calcext:value-type="string">
            <text:p>fracNonEnhanc (init)</text:p>
          </table:table-cell>
          <table:table-cell office:value-type="string" calcext:value-type="string">
            <text:p>fracEnhanc</text:p>
          </table:table-cell>
        </table:table-row>
        <table:table-row table:style-name="ro1">
          <table:table-cell/>
          <table:table-cell office:value-type="string" calcext:value-type="string">
            <text:p>init time (s)</text:p>
          </table:table-cell>
          <table:table-cell office:value-type="float" office:value="1.293209" calcext:value-type="float">
            <text:p>1,293209</text:p>
          </table:table-cell>
          <table:table-cell office:value-type="float" office:value="1.295247" calcext:value-type="float">
            <text:p>1,295247</text:p>
          </table:table-cell>
          <table:table-cell office:value-type="float" office:value="1.287896" calcext:value-type="float">
            <text:p>1,287896</text:p>
          </table:table-cell>
          <table:table-cell table:formula="of:=AVERAGE([.C26:.E26])" office:value-type="float" office:value="1.29211733333333" calcext:value-type="float">
            <text:p>1,29211733333333</text:p>
          </table:table-cell>
          <table:table-cell table:formula="of:=STDEV([.C26:.F26])" office:value-type="float" office:value="0.00309872041691769" calcext:value-type="float">
            <text:p>0,003098720416918</text:p>
          </table:table-cell>
          <table:table-cell/>
          <table:table-cell table:formula="of:=[.F26]+[.F27]" office:value-type="float" office:value="3.30556333333333" calcext:value-type="float">
            <text:p>3,30556333333333</text:p>
          </table:table-cell>
          <table:table-cell table:formula="of:=[.F26]-[.F3]" office:value-type="float" office:value="1.09878866666667" calcext:value-type="float">
            <text:p>1,09878866666667</text:p>
          </table:table-cell>
          <table:table-cell/>
          <table:table-cell table:formula="of:=[.F3]" office:value-type="float" office:value="0.193328666666667" calcext:value-type="float">
            <text:p>0,193328666666667</text:p>
          </table:table-cell>
          <table:table-cell table:formula="of:=[.F27]" office:value-type="float" office:value="2.013446" calcext:value-type="float">
            <text:p>2,013446</text:p>
          </table:table-cell>
        </table:table-row>
        <table:table-row table:style-name="ro1">
          <table:table-cell/>
          <table:table-cell office:value-type="string" calcext:value-type="string">
            <text:p>process time (s)</text:p>
          </table:table-cell>
          <table:table-cell office:value-type="float" office:value="2.057122" calcext:value-type="float">
            <text:p>2,057122</text:p>
          </table:table-cell>
          <table:table-cell office:value-type="float" office:value="1.9718" calcext:value-type="float">
            <text:p>1,9718</text:p>
          </table:table-cell>
          <table:table-cell office:value-type="float" office:value="2.011416" calcext:value-type="float">
            <text:p>2,011416</text:p>
          </table:table-cell>
          <table:table-cell table:formula="of:=AVERAGE([.C27:.E27])" office:value-type="float" office:value="2.013446" calcext:value-type="float">
            <text:p>2,013446</text:p>
          </table:table-cell>
          <table:table-cell table:formula="of:=STDEV([.C27:.F27])" office:value-type="float" office:value="0.0348621245862422" calcext:value-type="float">
            <text:p>0,03486212458624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it time (ms)</text:p>
          </table:table-cell>
          <table:table-cell table:formula="of:=[.C26]*100" office:value-type="float" office:value="129.3209" calcext:value-type="float">
            <text:p>129,3209</text:p>
          </table:table-cell>
          <table:table-cell table:formula="of:=[.D26]*100" office:value-type="float" office:value="129.5247" calcext:value-type="float">
            <text:p>129,5247</text:p>
          </table:table-cell>
          <table:table-cell table:formula="of:=[.E26]*100" office:value-type="float" office:value="128.7896" calcext:value-type="float">
            <text:p>128,7896</text:p>
          </table:table-cell>
          <table:table-cell table:formula="of:=AVERAGE([.C28:.E28])" office:value-type="float" office:value="129.211733333333" calcext:value-type="float">
            <text:p>129,211733333333</text:p>
          </table:table-cell>
          <table:table-cell table:formula="of:=STDEV([.C28:.F28])" office:value-type="float" office:value="0.309872041691758" calcext:value-type="float">
            <text:p>0,309872041691758</text:p>
          </table:table-cell>
          <table:table-cell table:number-columns-repeated="4"/>
          <table:table-cell office:value-type="string" calcext:value-type="string">
            <text:p>Amdahl’s law (speed up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cess time (ms)</text:p>
          </table:table-cell>
          <table:table-cell table:formula="of:=[.C27]*100" office:value-type="float" office:value="205.7122" calcext:value-type="float">
            <text:p>205,7122</text:p>
          </table:table-cell>
          <table:table-cell table:formula="of:=[.D27]*100" office:value-type="float" office:value="197.18" calcext:value-type="float">
            <text:p>197,18</text:p>
          </table:table-cell>
          <table:table-cell table:formula="of:=[.E27]*100" office:value-type="float" office:value="201.1416" calcext:value-type="float">
            <text:p>201,1416</text:p>
          </table:table-cell>
          <table:table-cell table:formula="of:=AVERAGE([.C29:.E29])" office:value-type="float" office:value="201.3446" calcext:value-type="float">
            <text:p>201,3446</text:p>
          </table:table-cell>
          <table:table-cell table:formula="of:=STDEV([.C29:.F29])" office:value-type="float" office:value="3.48621245862422" calcext:value-type="float">
            <text:p>3,48621245862422</text:p>
          </table:table-cell>
          <table:table-cell table:number-columns-repeated="4"/>
          <table:table-cell table:formula="of:=([.J3]+[.L3]+[.M3])/([.J26]+[.L26]+[.M26])" office:value-type="float" office:value="2.84243583292409" calcext:value-type="float">
            <text:p>2,8424358329240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-00-0000</text:date>, <text:time style:data-style-name="N2" text:time-value="23:16:12.5362008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9T16:43:43.472335386</meta:creation-date>
    <meta:generator>LibreOffice/6.4.7.2$Linux_X86_64 LibreOffice_project/40$Build-2</meta:generator>
    <dc:date>2022-05-30T00:18:15.357012229</dc:date>
    <meta:editing-duration>PT30M50S</meta:editing-duration>
    <meta:editing-cycles>3</meta:editing-cycles>
    <meta:document-statistic meta:table-count="1" meta:cell-count="160" meta:object-count="0"/>
  </office:meta>
</office:document-meta>
</file>